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4CEDD07586.jpg" manifest:media-type="image/jpeg"/>
  <manifest:file-entry manifest:full-path="Pictures/1000020100000064000000640311B143.png" manifest:media-type="image/png"/>
  <manifest:file-entry manifest:full-path="Pictures/1000000000000132000001490D54A8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_5f_4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2" style:family="graphic" style:parent-style-name="Standard_5f_4_5f_1" style:list-style-name="L2">
      <style:graphic-properties draw:stroke="none" svg:stroke-color="#000000" draw:fill="none" draw:fill-color="#ffffff" draw:auto-grow-height="true" draw:auto-grow-width="false" fo:max-height="0cm" fo:min-height="1.522cm"/>
    </style:style>
    <style:style style:name="gr3" style:family="graphic" style:parent-style-name="Standard_5f_4_5f_1" style:list-style-name="L2">
      <style:graphic-properties draw:stroke="none" svg:stroke-color="#000000" draw:fill="none" draw:fill-color="#ffffff" draw:auto-grow-height="true" draw:auto-grow-width="false" fo:max-height="0cm" fo:min-height="1.522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94cm" fo:min-width="7.5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pr1" style:family="presentation" style:parent-style-name="rexy-template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9.589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20pt"/>
    </style:style>
    <style:style style:name="T1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0pt" fo:language="fr" fo:country="FR" style:font-name-asian="Lucida Sans Unicode1" style:font-name-complex="Lucida Sans Unicode1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rexy-template" presentation:presentation-page-layout-name="AL1T0" presentation:use-date-time-name="dtd1">
        <office:forms form:automatic-focus="false" form:apply-design-mode="false"/>
        <draw:frame draw:style-name="gr1" draw:text-style-name="P2" draw:layer="layout" svg:width="11.2cm" svg:height="1.944cm" svg:x="5.9cm" svg:y="0cm">
          <draw:text-box>
            <text:p text:style-name="P1"><text:span text:style-name="T1">IGI 1300</text:span></text:p>
          </draw:text-box>
        </draw:frame>
        <draw:frame draw:style-name="gr2" draw:text-style-name="P3" draw:layer="layout" svg:width="5.4cm" svg:height="1.772cm" svg:x="17cm" svg:y="0.1cm">
          <draw:text-box>
            <text:list text:style-name="L2">
              <text:list-item>
                <text:p><text:span text:style-name="T2"><text:s/></text:span><text:span text:style-name="T2">Organisation</text:span></text:p>
              </text:list-item>
              <text:list-item>
                <text:p><text:span text:style-name="T2"><text:s/></text:span><text:span text:style-name="T2">Protection des personnels</text:span></text:p>
              </text:list-item>
              <text:list-item>
                <text:p><text:span text:style-name="T2"><text:s/></text:span><text:span text:style-name="T2">Information et supports</text:span></text:p>
              </text:list-item>
            </text:list>
          </draw:text-box>
        </draw:frame>
        <draw:frame draw:style-name="gr3" draw:text-style-name="P3" draw:layer="layout" svg:width="5.4cm" svg:height="1.772cm" svg:x="22.4cm" svg:y="0.1cm">
          <draw:text-box>
            <text:list text:style-name="L2">
              <text:list-item>
                <text:p><text:span text:style-name="T2"><text:s/></text:span><text:span text:style-name="T2">Lieux</text:span></text:p>
              </text:list-item>
              <text:list-item>
                <text:p><text:span text:style-name="T2"><text:s/></text:span><text:span text:style-name="T2">Systèmes d’information</text:span></text:p>
              </text:list-item>
              <text:list-item>
                <text:p><text:span text:style-name="T2"><text:s/></text:span><text:span text:style-name="T2">Contrats</text:span></text:p>
              </text:list-item>
            </text:list>
          </draw:text-box>
        </draw:frame>
        <presentation:notes draw:style-name="dp2">
          <draw:custom-shape draw:name="Rectangle 7" draw:style-name="gr4" draw:text-style-name="P4" draw:layer="layout" svg:width="8cm" svg:height="1.354cm" svg:x="10.486cm" svg:y="26.044cm">
            <text:list text:style-name="">
              <text:list-header>
                <text:p><text:page-number>&lt;numéro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7.634cm" svg:height="19.849cm" svg:x="0.425cm" svg:y="6.001cm" presentation:class="notes">
            <draw:text-box>
              <text:list text:style-name="L3">
                <text:list-header>
                  <text:p text:style-name="P5"><text:span text:style-name="T3">Actuellement 89 articles regroupés en 4 titres</text:span></text:p>
                </text:list-header>
              </text:list>
            </draw:text-box>
          </draw:frame>
          <draw:page-thumbnail draw:style-name="gr5" draw:layer="layout" svg:width="7.488cm" svg:height="5.078cm" svg:x="0.44cm" svg:y="0.461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4_5f_1" style:display-name="Standard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_5f_1" style:display-name="Standard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xy-template-background" style:family="presentation">
      <style:graphic-properties draw:stroke="none" draw:fill="none" draw:fill-color="#cccc99" draw:fill-image-width="1cm" draw:fill-image-height="1cm"/>
    </style:style>
    <style:style style:name="rexy-template-backgroundobjects" style:family="presentation">
      <style:graphic-properties draw:shadow="hidden" draw:shadow-offset-x="0.3cm" draw:shadow-offset-y="0.3cm" draw:shadow-color="#808080"/>
    </style:style>
    <style:style style:name="rexy-template-notes" style:family="presentation">
      <style:graphic-properties draw:stroke="none" draw:fill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1.7000007629395pt" fo:language="fr" fo:country="FR" fo:font-style="normal" fo:text-shadow="none" style:text-underline-style="none" fo:font-weight="normal" style:font-size-asian="41.7000007629395pt" style:font-size-complex="41.7000007629395pt"/>
    </style:style>
    <style:style style:name="rexy-template-outline1" style:family="presentation">
      <style:graphic-properties draw:stroke="none" draw:fill="none" draw:fill-color="#ffffcc" draw:fill-image-width="1cm" draw:fill-image-height="1cm">
        <text:list-style style:name="rexy-template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language="fr" fo:country="FR" fo:font-style="normal" fo:text-shadow="none" style:text-underline-style="none" fo:font-weight="normal" style:font-size-asian="24pt" style:font-size-complex="24pt"/>
    </style:style>
    <style:style style:name="rexy-template-outline2" style:family="presentation" style:parent-style-name="rexy-template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8pt"/>
    </style:style>
    <style:style style:name="rexy-template-outline3" style:family="presentation" style:parent-style-name="rexy-template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4pt"/>
    </style:style>
    <style:style style:name="rexy-template-outline4" style:family="presentation" style:parent-style-name="rexy-template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5" style:family="presentation" style:parent-style-name="rexy-template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6" style:family="presentation" style:parent-style-name="rexy-template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7" style:family="presentation" style:parent-style-name="rexy-template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8" style:family="presentation" style:parent-style-name="rexy-template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9" style:family="presentation" style:parent-style-name="rexy-template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subtitle" style:family="presentation">
      <style:graphic-properties draw:stroke="none" draw:fill="none" draw:textarea-vertical-align="middle">
        <text:list-style style:name="rexy-templat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rial2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rexy-template-title" style:family="presentation">
      <style:graphic-properties draw:stroke="none" draw:fill="none" draw:fill-color="#ffcccc" draw:fill-image-width="1cm" draw:fill-image-height="1cm" draw:textarea-vertical-align="middle">
        <text:list-style style:name="rexy-templat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">
            <style:list-level-properties text:space-before="9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4pt" fo:language="fr" fo:country="FR" fo:font-style="normal" fo:text-shadow="none" style:text-underline-style="none" fo:font-weight="bold" style:font-size-asian="14pt" style:font-weight-asian="bold" style:font-size-complex="14pt" style:font-weight-complex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cccc99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771cm" fo:min-width="2.652cm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6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center" draw:textarea-vertical-align="middle" draw:auto-grow-width="true" fo:min-height="0.687cm" fo:min-width="3.114cm"/>
    </style:style>
    <style:style style:name="Mpr1" style:family="presentation" style:parent-style-name="rexy-template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2" style:family="presentation" style:parent-style-name="rexy-template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3" style:family="presentation" style:parent-style-name="rexy-template-outline1">
      <style:graphic-properties draw:stroke="none" draw:fill="none" draw:fill-color="#ffffcc" draw:fill-image-width="1cm" draw:fill-image-height="1cm" draw:auto-grow-height="false" fo:min-height="13.23cm"/>
    </style:style>
    <style:style style:name="Mpr4" style:family="presentation" style:parent-style-name="rexy-template-backgroundobjects">
      <style:graphic-properties draw:stroke="none" draw:stroke-dash="Dashed_20__28_var_29__20_6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cc" draw:secondary-fill-color="#729fc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5" style:family="presentation" style:parent-style-name="rexy-template-backgroundobjects">
      <style:graphic-properties draw:stroke="none" draw:stroke-dash="Dashed_20__28_var_29__20_6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6" style:family="presentation" style:parent-style-name="rexy-templa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rexy-template-backgroundobjects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cc" draw:secondary-fill-color="#729fc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8" style:family="presentation" style:parent-style-name="rexy-template-backgroundobjects">
      <style:graphic-properties draw:stroke="none" draw:stroke-dash="Dashed_20__28_var_29__20_4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color="#000000" style:font-name="Times New Roman" fo:font-size="16pt"/>
    </style:style>
    <style:style style:name="MP16" style:family="paragraph">
      <style:paragraph-properties fo:text-align="start"/>
    </style:style>
    <style:style style:name="MP1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indent="0cm"/>
      <style:text-properties fo:color="#000000" style:font-name="Times New Roman" fo:font-size="14.800000190734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Liberation Serif" fo:font-size="16pt"/>
    </style:style>
    <style:style style:name="MT3" style:family="text">
      <style:text-properties style:use-window-font-color="true" fo:font-size="12pt" style:font-size-asian="12pt" style:font-size-complex="12pt"/>
    </style:style>
    <style:style style:name="MT4" style:family="text">
      <style:text-properties fo:color="#000000" style:font-name="Arial Narrow"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rexy-template" style:page-layout-name="PM1" draw:style-name="Mdp1">
      <draw:polygon presentation:style-name="Mpr1" draw:text-style-name="MP3" draw:layer="backgroundobjects" svg:width="2.499cm" svg:height="2.499cm" svg:x="25.497cm" svg:y="18.497cm" svg:viewBox="0 0 2500 2500" draw:points="0,2499 2499,0 2500,2500">
        <text:p/>
      </draw:polygon>
      <draw:rect presentation:style-name="Mpr2" draw:text-style-name="MP3" draw:layer="backgroundobjects" svg:width="27.999cm" svg:height="1.977cm" svg:x="0cm" svg:y="0cm">
        <text:p/>
      </draw:rect>
      <draw:frame presentation:style-name="rexy-template-title" draw:layer="backgroundobjects" svg:width="16cm" svg:height="2.001cm" svg:x="3.6cm" svg:y="0cm" presentation:class="title" presentation:placeholder="true">
        <draw:text-box draw:corner-radius="0.001cm"/>
      </draw:frame>
      <draw:frame presentation:style-name="Mpr3" draw:text-style-name="MP13" draw:layer="backgroundobjects" svg:width="26.526cm" svg:height="17.556cm" svg:x="0.745cm" svg:y="2.999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10">Seventh Outline Level</text:p>
                                      <text:list>
                                        <text:list-item>
                                          <text:p text:style-name="MP11">Eighth Outline Level</text:p>
                                          <text:list>
                                            <text:list-item>
                                              <text:p text:style-name="M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4" svg:width="1.336cm" svg:height="1.262cm" svg:x="26.335cm" svg:y="19.401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5" draw:layer="layout"/>
      </dr3d:scene>
      <draw:frame draw:style-name="Mgr3" draw:text-style-name="MP15" draw:layer="backgroundobjects" svg:width="3.152cm" svg:height="1.021cm" draw:transform="rotate (0.175056523975031) translate (25.258cm 19.834cm)">
        <draw:text-box>
          <text:p text:style-name="MP14"><text:span text:style-name="MT2"><text:page-number>&lt;numéro&gt;</text:page-number></text:span></text:p>
        </draw:text-box>
      </draw:frame>
      <draw:frame draw:style-name="Mgr4" draw:text-style-name="MP3" draw:layer="backgroundobjects" svg:width="8.074cm" svg:height="8.689cm" svg:x="0.099cm" svg:y="12.199cm">
        <draw:image xlink:href="Pictures/1000000000000132000001490D54A809.png" xlink:type="simple" xlink:show="embed" xlink:actuate="onLoad">
          <text:p/>
        </draw:image>
      </draw:frame>
      <draw:frame draw:style-name="Mgr5" draw:text-style-name="MP17" draw:layer="backgroundobjects" svg:width="6cm" svg:height="0.836cm" svg:x="0cm" svg:y="20.298cm">
        <draw:text-box>
          <text:p text:style-name="MP16"><text:span text:style-name="MT3">IGI 1300 – By Rexy </text:span></text:p>
        </draw:text-box>
      </draw:frame>
      <draw:frame draw:style-name="Mgr6" draw:text-style-name="MP3" draw:layer="backgroundobjects" svg:width="1cm" svg:height="1cm" svg:x="4.699cm" svg:y="19.999cm">
        <draw:image xlink:href="Pictures/1000020100000064000000640311B143.png" xlink:type="simple" xlink:show="embed" xlink:actuate="onLoad">
          <text:p/>
        </draw:image>
      </draw:frame>
      <draw:frame draw:style-name="Mgr7" draw:text-style-name="MP3" draw:layer="backgroundobjects" svg:width="4cm" svg:height="2cm" svg:x="0cm" svg:y="0cm">
        <draw:image xlink:href="Pictures/10000000000002800000014CEDD07586.jpg" xlink:type="simple" xlink:show="embed" xlink:actuate="onLoad">
          <text:p/>
        </draw:image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8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rexy-template-title" draw:layer="backgroundobjects" svg:width="7.488cm" svg:height="5.078cm" svg:x="0.44cm" svg:y="0.461cm" presentation:class="page"/>
        <draw:frame presentation:style-name="rexy-template-notes" draw:layer="backgroundobjects" svg:width="17.634cm" svg:height="19.849cm" svg:x="0.425cm" svg:y="6.001cm" presentation:class="notes" presentation:placeholder="true">
          <draw:text-box/>
        </draw:frame>
        <draw:polygon presentation:style-name="Mpr1" draw:text-style-name="MP3" draw:layer="backgroundobjects" svg:width="1.32cm" svg:height="1.568cm" svg:x="17.176cm" svg:y="25.848cm" svg:viewBox="0 0 1321 1569" draw:points="0,1569 1321,0 1321,1569">
          <text:p/>
        </draw:polygon>
        <dr3d:scene presentation:style-name="Mpr7" svg:width="1.177cm" svg:height="1.165cm" svg:x="16.738cm" svg:y="25.85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8" draw:layer="layout"/>
        </dr3d:scene>
        <draw:frame draw:style-name="Mgr8" draw:text-style-name="MP19" draw:layer="backgroundobjects" svg:width="3.614cm" svg:height="0.937cm" draw:transform="rotate (0.182561439758607) translate (15.262cm 26.408cm)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00:09:23.340922819</meta:creation-date>
    <dc:date>2015-12-15T19:34:46.573225620</dc:date>
    <meta:editing-duration>PT32M33S</meta:editing-duration>
    <meta:editing-cycles>8</meta:editing-cycles>
    <meta:generator>LibreOffice/4.3.3.2$Linux_X86_64 LibreOffice_project/430m0$Build-2</meta:generator>
    <dc:creator>BlackyFox </dc:creator>
    <meta:document-statistic meta:object-count="36"/>
  </office:meta>
</office:document-meta>
</file>